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19.14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-10" table:style-name="ta1">
        <table:shapes>
          <draw:frame draw:z-index="0" draw:style-name="gr1" draw:text-style-name="P1" svg:width="328.72mm" svg:height="148.01mm" svg:x="-0.08mm" svg:y="32.35mm">
            <draw:object draw:notify-on-update-of-ranges="'out-10'.A1:'out-10'.Q1 'out-10'.A4:'out-10'.Q4 'out-10'.A6:'out-10'.Q6 'out-10'.A5:'out-10'.Q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61104.68" calcext:value-type="float">
            <text:p>1161104,68</text:p>
          </table:table-cell>
          <table:table-cell office:value-type="float" office:value="478498.34" calcext:value-type="float">
            <text:p>478498,34</text:p>
          </table:table-cell>
          <table:table-cell office:value-type="float" office:value="420702.45" calcext:value-type="float">
            <text:p>420702,45</text:p>
          </table:table-cell>
          <table:table-cell office:value-type="float" office:value="371487.78" calcext:value-type="float">
            <text:p>371487,78</text:p>
          </table:table-cell>
          <table:table-cell office:value-type="float" office:value="386856.29" calcext:value-type="float">
            <text:p>386856,29</text:p>
          </table:table-cell>
          <table:table-cell office:value-type="float" office:value="378377.4" calcext:value-type="float">
            <text:p>378377,4</text:p>
          </table:table-cell>
          <table:table-cell office:value-type="float" office:value="402519.91" calcext:value-type="float">
            <text:p>402519,91</text:p>
          </table:table-cell>
          <table:table-cell office:value-type="float" office:value="391091.87" calcext:value-type="float">
            <text:p>391091,87</text:p>
          </table:table-cell>
          <table:table-cell office:value-type="float" office:value="462784.19" calcext:value-type="float">
            <text:p>462784,19</text:p>
          </table:table-cell>
          <table:table-cell office:value-type="float" office:value="322669.76" calcext:value-type="float">
            <text:p>322669,76</text:p>
          </table:table-cell>
          <table:table-cell office:value-type="float" office:value="358210.99" calcext:value-type="float">
            <text:p>358210,99</text:p>
          </table:table-cell>
          <table:table-cell office:value-type="float" office:value="451890.47" calcext:value-type="float">
            <text:p>451890,47</text:p>
          </table:table-cell>
          <table:table-cell office:value-type="float" office:value="622390.05" calcext:value-type="float">
            <text:p>622390,05</text:p>
          </table:table-cell>
          <table:table-cell office:value-type="float" office:value="1537674.28" calcext:value-type="float">
            <text:p>1537674,28</text:p>
          </table:table-cell>
          <table:table-cell office:value-type="float" office:value="3132321.38" calcext:value-type="float">
            <text:p>3132321,38</text:p>
          </table:table-cell>
          <table:table-cell office:value-type="float" office:value="5943535.48" calcext:value-type="float">
            <text:p>5943535,48</text:p>
          </table:table-cell>
          <table:table-cell office:value-type="float" office:value="12702417.02" calcext:value-type="float">
            <text:p>12702417,02</text:p>
          </table:table-cell>
        </table:table-row>
        <table:table-row table:style-name="ro1">
          <table:table-cell office:value-type="float" office:value="6135147.5" calcext:value-type="float">
            <text:p>6135147,5</text:p>
          </table:table-cell>
          <table:table-cell office:value-type="float" office:value="496073.42" calcext:value-type="float">
            <text:p>496073,42</text:p>
          </table:table-cell>
          <table:table-cell office:value-type="float" office:value="503957.53" calcext:value-type="float">
            <text:p>503957,53</text:p>
          </table:table-cell>
          <table:table-cell office:value-type="float" office:value="61794.98" calcext:value-type="float">
            <text:p>61794,98</text:p>
          </table:table-cell>
          <table:table-cell office:value-type="float" office:value="271261.2" calcext:value-type="float">
            <text:p>271261,2</text:p>
          </table:table-cell>
          <table:table-cell office:value-type="float" office:value="55207.88" calcext:value-type="float">
            <text:p>55207,88</text:p>
          </table:table-cell>
          <table:table-cell office:value-type="float" office:value="230026.33" calcext:value-type="float">
            <text:p>230026,33</text:p>
          </table:table-cell>
          <table:table-cell office:value-type="float" office:value="50031.61" calcext:value-type="float">
            <text:p>50031,61</text:p>
          </table:table-cell>
          <table:table-cell office:value-type="float" office:value="720699.98" calcext:value-type="float">
            <text:p>720699,98</text:p>
          </table:table-cell>
          <table:table-cell office:value-type="float" office:value="63180.43" calcext:value-type="float">
            <text:p>63180,43</text:p>
          </table:table-cell>
          <table:table-cell office:value-type="float" office:value="109885.72" calcext:value-type="float">
            <text:p>109885,72</text:p>
          </table:table-cell>
          <table:table-cell office:value-type="float" office:value="707154.94" calcext:value-type="float">
            <text:p>707154,94</text:p>
          </table:table-cell>
          <table:table-cell office:value-type="float" office:value="3157449.14" calcext:value-type="float">
            <text:p>3157449,14</text:p>
          </table:table-cell>
          <table:table-cell office:value-type="float" office:value="6299217.18" calcext:value-type="float">
            <text:p>6299217,18</text:p>
          </table:table-cell>
          <table:table-cell office:value-type="float" office:value="9246266.57" calcext:value-type="float">
            <text:p>9246266,57</text:p>
          </table:table-cell>
          <table:table-cell office:value-type="float" office:value="12905747.73" calcext:value-type="float">
            <text:p>12905747,73</text:p>
          </table:table-cell>
          <table:table-cell office:value-type="float" office:value="21618726.96" calcext:value-type="float">
            <text:p>21618726,96</text:p>
          </table:table-cell>
        </table:table-row>
        <table:table-row table:style-name="ro1">
          <table:table-cell table:formula="of:=[.A2]/1000000" office:value-type="float" office:value="1.16110468" calcext:value-type="float">
            <text:p>1,16110468</text:p>
          </table:table-cell>
          <table:table-cell table:formula="of:=[.B2]/1000000" office:value-type="float" office:value="0.47849834" calcext:value-type="float">
            <text:p>0,47849834</text:p>
          </table:table-cell>
          <table:table-cell table:formula="of:=[.C2]/1000000" office:value-type="float" office:value="0.42070245" calcext:value-type="float">
            <text:p>0,42070245</text:p>
          </table:table-cell>
          <table:table-cell table:formula="of:=[.D2]/1000000" office:value-type="float" office:value="0.37148778" calcext:value-type="float">
            <text:p>0,37148778</text:p>
          </table:table-cell>
          <table:table-cell table:formula="of:=[.E2]/1000000" office:value-type="float" office:value="0.38685629" calcext:value-type="float">
            <text:p>0,38685629</text:p>
          </table:table-cell>
          <table:table-cell table:formula="of:=[.F2]/1000000" office:value-type="float" office:value="0.3783774" calcext:value-type="float">
            <text:p>0,3783774</text:p>
          </table:table-cell>
          <table:table-cell table:formula="of:=[.G2]/1000000" office:value-type="float" office:value="0.40251991" calcext:value-type="float">
            <text:p>0,40251991</text:p>
          </table:table-cell>
          <table:table-cell table:formula="of:=[.H2]/1000000" office:value-type="float" office:value="0.39109187" calcext:value-type="float">
            <text:p>0,39109187</text:p>
          </table:table-cell>
          <table:table-cell table:formula="of:=[.I2]/1000000" office:value-type="float" office:value="0.46278419" calcext:value-type="float">
            <text:p>0,46278419</text:p>
          </table:table-cell>
          <table:table-cell table:formula="of:=[.J2]/1000000" office:value-type="float" office:value="0.32266976" calcext:value-type="float">
            <text:p>0,32266976</text:p>
          </table:table-cell>
          <table:table-cell table:formula="of:=[.K2]/1000000" office:value-type="float" office:value="0.35821099" calcext:value-type="float">
            <text:p>0,35821099</text:p>
          </table:table-cell>
          <table:table-cell table:formula="of:=[.L2]/1000000" office:value-type="float" office:value="0.45189047" calcext:value-type="float">
            <text:p>0,45189047</text:p>
          </table:table-cell>
          <table:table-cell table:formula="of:=[.M2]/1000000" office:value-type="float" office:value="0.62239005" calcext:value-type="float">
            <text:p>0,62239005</text:p>
          </table:table-cell>
          <table:table-cell table:formula="of:=[.N2]/1000000" office:value-type="float" office:value="1.53767428" calcext:value-type="float">
            <text:p>1,53767428</text:p>
          </table:table-cell>
          <table:table-cell table:formula="of:=[.O2]/1000000" office:value-type="float" office:value="3.13232138" calcext:value-type="float">
            <text:p>3,13232138</text:p>
          </table:table-cell>
          <table:table-cell table:formula="of:=[.P2]/1000000" office:value-type="float" office:value="5.94353548" calcext:value-type="float">
            <text:p>5,94353548</text:p>
          </table:table-cell>
          <table:table-cell table:formula="of:=[.Q2]/1000000" office:value-type="float" office:value="12.70241702" calcext:value-type="float">
            <text:p>12,70241702</text:p>
          </table:table-cell>
        </table:table-row>
        <table:table-row table:style-name="ro1">
          <table:table-cell office:value-type="float" office:value="141141.9" calcext:value-type="float">
            <text:p>141141,9</text:p>
          </table:table-cell>
          <table:table-cell office:value-type="float" office:value="396026.58" calcext:value-type="float">
            <text:p>396026,58</text:p>
          </table:table-cell>
          <table:table-cell office:value-type="float" office:value="336919.96" calcext:value-type="float">
            <text:p>336919,96</text:p>
          </table:table-cell>
          <table:table-cell office:value-type="float" office:value="361214.42" calcext:value-type="float">
            <text:p>361214,42</text:p>
          </table:table-cell>
          <table:table-cell office:value-type="float" office:value="341759.36" calcext:value-type="float">
            <text:p>341759,36</text:p>
          </table:table-cell>
          <table:table-cell office:value-type="float" office:value="369199.14" calcext:value-type="float">
            <text:p>369199,14</text:p>
          </table:table-cell>
          <table:table-cell office:value-type="float" office:value="364278.23" calcext:value-type="float">
            <text:p>364278,23</text:p>
          </table:table-cell>
          <table:table-cell office:value-type="float" office:value="382774.16" calcext:value-type="float">
            <text:p>382774,16</text:p>
          </table:table-cell>
          <table:table-cell office:value-type="float" office:value="342968.46" calcext:value-type="float">
            <text:p>342968,46</text:p>
          </table:table-cell>
          <table:table-cell office:value-type="float" office:value="312166.07" calcext:value-type="float">
            <text:p>312166,07</text:p>
          </table:table-cell>
          <table:table-cell office:value-type="float" office:value="339942.59" calcext:value-type="float">
            <text:p>339942,59</text:p>
          </table:table-cell>
          <table:table-cell office:value-type="float" office:value="334326.59" calcext:value-type="float">
            <text:p>334326,59</text:p>
          </table:table-cell>
          <table:table-cell office:value-type="float" office:value="97466.96" calcext:value-type="float">
            <text:p>97466,96</text:p>
          </table:table-cell>
          <table:table-cell office:value-type="float" office:value="490435.06" calcext:value-type="float">
            <text:p>490435,06</text:p>
          </table:table-cell>
          <table:table-cell office:value-type="float" office:value="1595137.84" calcext:value-type="float">
            <text:p>1595137,84</text:p>
          </table:table-cell>
          <table:table-cell office:value-type="float" office:value="3797966.47" calcext:value-type="float">
            <text:p>3797966,47</text:p>
          </table:table-cell>
          <table:table-cell office:value-type="float" office:value="9108323.01" calcext:value-type="float">
            <text:p>9108323,01</text:p>
          </table:table-cell>
        </table:table-row>
        <table:table-row table:style-name="ro1">
          <table:table-cell office:value-type="float" office:value="2181067.46" calcext:value-type="float">
            <text:p>2181067,46</text:p>
          </table:table-cell>
          <table:table-cell office:value-type="float" office:value="560970.1" calcext:value-type="float">
            <text:p>560970,1</text:p>
          </table:table-cell>
          <table:table-cell office:value-type="float" office:value="504484.93" calcext:value-type="float">
            <text:p>504484,93</text:p>
          </table:table-cell>
          <table:table-cell office:value-type="float" office:value="381761.14" calcext:value-type="float">
            <text:p>381761,14</text:p>
          </table:table-cell>
          <table:table-cell office:value-type="float" office:value="431953.22" calcext:value-type="float">
            <text:p>431953,22</text:p>
          </table:table-cell>
          <table:table-cell office:value-type="float" office:value="387555.66" calcext:value-type="float">
            <text:p>387555,66</text:p>
          </table:table-cell>
          <table:table-cell office:value-type="float" office:value="440761.58" calcext:value-type="float">
            <text:p>440761,58</text:p>
          </table:table-cell>
          <table:table-cell office:value-type="float" office:value="399409.58" calcext:value-type="float">
            <text:p>399409,58</text:p>
          </table:table-cell>
          <table:table-cell office:value-type="float" office:value="582599.91" calcext:value-type="float">
            <text:p>582599,91</text:p>
          </table:table-cell>
          <table:table-cell office:value-type="float" office:value="333173.45" calcext:value-type="float">
            <text:p>333173,45</text:p>
          </table:table-cell>
          <table:table-cell office:value-type="float" office:value="376479.39" calcext:value-type="float">
            <text:p>376479,39</text:p>
          </table:table-cell>
          <table:table-cell office:value-type="float" office:value="569454.34" calcext:value-type="float">
            <text:p>569454,34</text:p>
          </table:table-cell>
          <table:table-cell office:value-type="float" office:value="1147313.14" calcext:value-type="float">
            <text:p>1147313,14</text:p>
          </table:table-cell>
          <table:table-cell office:value-type="float" office:value="2584913.5" calcext:value-type="float">
            <text:p>2584913,5</text:p>
          </table:table-cell>
          <table:table-cell office:value-type="float" office:value="4669504.92" calcext:value-type="float">
            <text:p>4669504,92</text:p>
          </table:table-cell>
          <table:table-cell office:value-type="float" office:value="8089104.49" calcext:value-type="float">
            <text:p>8089104,49</text:p>
          </table:table-cell>
          <table:table-cell office:value-type="float" office:value="16296511.03" calcext:value-type="float">
            <text:p>16296511,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00:04:15.6432342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2T00:07:09.013150467</dc:date>
    <meta:editing-duration>PT8M59S</meta:editing-duration>
    <meta:editing-cycles>3</meta:editing-cycles>
    <meta:generator>LibreOffice/6.0.7.3$Linux_X86_64 LibreOffice_project/00m0$Build-3</meta:generator>
    <meta:document-statistic meta:table-count="1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 chart:error-upper-range="'out-10'.A6:'out-10'.Q6" chart:error-lower-range="'out-10'.A5:'out-10'.Q5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3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out-10'.A6:'out-10'.Q6" chart:error-lower-range="'out-10'.A5:'out-10'.Q5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out-10'.A6:'out-10'.Q6" chart:error-lower-range="'out-10'.A5:'out-10'.Q5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873cm" svg:height="14.802cm" xlink:href=".." xlink:type="simple" chart:class="chart:line" chart:style-name="ch1">
        <chart:title svg:x="14.382cm" svg:y="0.432cm" chart:style-name="ch2">
          <text:p>RTT - 100 iterações</text:p>
        </chart:title>
        <chart:subtitle svg:x="11.087cm" svg:y="1.507cm" chart:style-name="ch3">
          <text:p>2 clientes TCP, 1 servidor TCP concorrente, 100Mbps (Java)</text:p>
        </chart:subtitle>
        <chart:plot-area chart:style-name="ch4" table:cell-range-address="'out-10'.A1:'out-10'.Q1 'out-10'.A4:'out-10'.Q4" chart:data-source-has-labels="row" svg:x="1.668cm" svg:y="2.486cm" svg:width="30.548cm" svg:height="11.039cm">
          <chartooo:coordinate-region svg:x="2.289cm" svg:y="2.685cm" svg:width="29.74cm" svg:height="10.193cm"/>
          <chart:axis chart:dimension="x" chart:name="primary-x" chart:style-name="ch5" chartooo:axis-type="auto">
            <chartooo:date-scale/>
            <chart:title svg:x="14.027cm" svg:y="13.821cm" chart:style-name="ch6">
              <text:p>Tamanho da mensagem - 2⁰ ... 2¹⁶ bytes</text:p>
            </chart:title>
            <chart:categories table:cell-range-address="'out-10'.A1:'out-10'.Q1"/>
          </chart:axis>
          <chart:axis chart:dimension="y" chart:name="primary-y" chart:style-name="ch7">
            <chart:title svg:x="0.451cm" svg:y="8.724cm" chart:style-name="ch8">
              <text:p>RTT (ms)</text:p>
            </chart:title>
            <chart:grid chart:style-name="ch9" chart:class="major"/>
          </chart:axis>
          <chart:series chart:style-name="ch10" chart:values-cell-range-address="'out-10'.A4:'out-10'.Q4" chart:class="chart:line">
            <chart:error-indicator chart:style-name="ch11" chart:dimension="y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out-10'.A1:'out-10'.Q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.16110468">
                <text:p>1.16110468</text:p>
                <draw:g>
                  <svg:desc>'out-10'.A4:'out-10'.Q4</svg:desc>
                </draw:g>
              </table:table-cell>
              <table:table-cell office:value-type="float" office:value="0.47849834">
                <text:p>0.47849834</text:p>
              </table:table-cell>
              <table:table-cell office:value-type="float" office:value="0.42070245">
                <text:p>0.42070245</text:p>
              </table:table-cell>
              <table:table-cell office:value-type="float" office:value="0.37148778">
                <text:p>0.37148778</text:p>
              </table:table-cell>
              <table:table-cell office:value-type="float" office:value="0.38685629">
                <text:p>0.38685629</text:p>
              </table:table-cell>
              <table:table-cell office:value-type="float" office:value="0.3783774">
                <text:p>0.3783774</text:p>
              </table:table-cell>
              <table:table-cell office:value-type="float" office:value="0.40251991">
                <text:p>0.40251991</text:p>
              </table:table-cell>
              <table:table-cell office:value-type="float" office:value="0.39109187">
                <text:p>0.39109187</text:p>
              </table:table-cell>
              <table:table-cell office:value-type="float" office:value="0.46278419">
                <text:p>0.46278419</text:p>
              </table:table-cell>
              <table:table-cell office:value-type="float" office:value="0.32266976">
                <text:p>0.32266976</text:p>
              </table:table-cell>
              <table:table-cell office:value-type="float" office:value="0.35821099">
                <text:p>0.35821099</text:p>
              </table:table-cell>
              <table:table-cell office:value-type="float" office:value="0.45189047">
                <text:p>0.45189047</text:p>
              </table:table-cell>
              <table:table-cell office:value-type="float" office:value="0.62239005">
                <text:p>0.62239005</text:p>
              </table:table-cell>
              <table:table-cell office:value-type="float" office:value="1.53767428">
                <text:p>1.53767428</text:p>
              </table:table-cell>
              <table:table-cell office:value-type="float" office:value="3.13232138">
                <text:p>3.13232138</text:p>
              </table:table-cell>
              <table:table-cell office:value-type="float" office:value="5.94353548">
                <text:p>5.94353548</text:p>
              </table:table-cell>
              <table:table-cell office:value-type="float" office:value="12.70241702">
                <text:p>12.70241702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181067.46">
                <text:p>2181067.46</text:p>
                <draw:g>
                  <svg:desc>'out-10'.A6:'out-10'.Q6</svg:desc>
                </draw:g>
              </table:table-cell>
              <table:table-cell office:value-type="float" office:value="560970.1">
                <text:p>560970.1</text:p>
              </table:table-cell>
              <table:table-cell office:value-type="float" office:value="504484.93">
                <text:p>504484.93</text:p>
              </table:table-cell>
              <table:table-cell office:value-type="float" office:value="381761.14">
                <text:p>381761.14</text:p>
              </table:table-cell>
              <table:table-cell office:value-type="float" office:value="431953.22">
                <text:p>431953.22</text:p>
              </table:table-cell>
              <table:table-cell office:value-type="float" office:value="387555.66">
                <text:p>387555.66</text:p>
              </table:table-cell>
              <table:table-cell office:value-type="float" office:value="440761.58">
                <text:p>440761.58</text:p>
              </table:table-cell>
              <table:table-cell office:value-type="float" office:value="399409.58">
                <text:p>399409.58</text:p>
              </table:table-cell>
              <table:table-cell office:value-type="float" office:value="582599.91">
                <text:p>582599.91</text:p>
              </table:table-cell>
              <table:table-cell office:value-type="float" office:value="333173.45">
                <text:p>333173.45</text:p>
              </table:table-cell>
              <table:table-cell office:value-type="float" office:value="376479.39">
                <text:p>376479.39</text:p>
              </table:table-cell>
              <table:table-cell office:value-type="float" office:value="569454.34">
                <text:p>569454.34</text:p>
              </table:table-cell>
              <table:table-cell office:value-type="float" office:value="1147313.14">
                <text:p>1147313.14</text:p>
              </table:table-cell>
              <table:table-cell office:value-type="float" office:value="2584913.5">
                <text:p>2584913.5</text:p>
              </table:table-cell>
              <table:table-cell office:value-type="float" office:value="4669504.92">
                <text:p>4669504.92</text:p>
              </table:table-cell>
              <table:table-cell office:value-type="float" office:value="8089104.49">
                <text:p>8089104.49</text:p>
              </table:table-cell>
              <table:table-cell office:value-type="float" office:value="16296511.03">
                <text:p>16296511.03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41141.9">
                <text:p>141141.9</text:p>
                <draw:g>
                  <svg:desc>'out-10'.A5:'out-10'.Q5</svg:desc>
                </draw:g>
              </table:table-cell>
              <table:table-cell office:value-type="float" office:value="396026.58">
                <text:p>396026.58</text:p>
              </table:table-cell>
              <table:table-cell office:value-type="float" office:value="336919.96">
                <text:p>336919.96</text:p>
              </table:table-cell>
              <table:table-cell office:value-type="float" office:value="361214.42">
                <text:p>361214.42</text:p>
              </table:table-cell>
              <table:table-cell office:value-type="float" office:value="341759.36">
                <text:p>341759.36</text:p>
              </table:table-cell>
              <table:table-cell office:value-type="float" office:value="369199.14">
                <text:p>369199.14</text:p>
              </table:table-cell>
              <table:table-cell office:value-type="float" office:value="364278.23">
                <text:p>364278.23</text:p>
              </table:table-cell>
              <table:table-cell office:value-type="float" office:value="382774.16">
                <text:p>382774.16</text:p>
              </table:table-cell>
              <table:table-cell office:value-type="float" office:value="342968.46">
                <text:p>342968.46</text:p>
              </table:table-cell>
              <table:table-cell office:value-type="float" office:value="312166.07">
                <text:p>312166.07</text:p>
              </table:table-cell>
              <table:table-cell office:value-type="float" office:value="339942.59">
                <text:p>339942.59</text:p>
              </table:table-cell>
              <table:table-cell office:value-type="float" office:value="334326.59">
                <text:p>334326.59</text:p>
              </table:table-cell>
              <table:table-cell office:value-type="float" office:value="97466.96">
                <text:p>97466.96</text:p>
              </table:table-cell>
              <table:table-cell office:value-type="float" office:value="490435.06">
                <text:p>490435.06</text:p>
              </table:table-cell>
              <table:table-cell office:value-type="float" office:value="1595137.84">
                <text:p>1595137.84</text:p>
              </table:table-cell>
              <table:table-cell office:value-type="float" office:value="3797966.47">
                <text:p>3797966.47</text:p>
              </table:table-cell>
              <table:table-cell office:value-type="float" office:value="9108323.01">
                <text:p>9108323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